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5-03-12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5-02-11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5-01-14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12-10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11-1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10-16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9-11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8-13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7-09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6-10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4-08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3-13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2-05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4-01-0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12-11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11-06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10-10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9-11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7-13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6-07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5-08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4-10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3-06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2-06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3-01-10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12-13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10-11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9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8-11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6-13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5-10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4-11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3-15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2-08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2-01-1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1-10-11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1-07-13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1-04-13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1-01-04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10-05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07-06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06-01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03-02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02-0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20-01-0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7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